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ac9" officeooo:paragraph-rsid="00055ac9"/>
    </style:style>
    <style:style style:name="P2" style:family="paragraph" style:parent-style-name="Standard">
      <style:text-properties officeooo:rsid="0008f706" officeooo:paragraph-rsid="0008f706"/>
    </style:style>
    <style:style style:name="P3" style:family="paragraph" style:parent-style-name="Standard">
      <style:text-properties officeooo:rsid="0008f706" officeooo:paragraph-rsid="000da9a8"/>
    </style:style>
    <style:style style:name="P4" style:family="paragraph" style:parent-style-name="Standard">
      <style:text-properties officeooo:rsid="0008f706" officeooo:paragraph-rsid="0019d048"/>
    </style:style>
    <style:style style:name="P5" style:family="paragraph" style:parent-style-name="Standard">
      <style:text-properties officeooo:rsid="000f95b2" officeooo:paragraph-rsid="0019d048"/>
    </style:style>
    <style:style style:name="P6" style:family="paragraph" style:parent-style-name="Standard">
      <style:text-properties officeooo:rsid="000f95b2" officeooo:paragraph-rsid="001ee7f0"/>
    </style:style>
    <style:style style:name="P7" style:family="paragraph" style:parent-style-name="Standard">
      <style:text-properties officeooo:rsid="000ff849" officeooo:paragraph-rsid="000ff849"/>
    </style:style>
    <style:style style:name="P8" style:family="paragraph" style:parent-style-name="Standard">
      <style:text-properties officeooo:rsid="000ff849" officeooo:paragraph-rsid="0020b035"/>
    </style:style>
    <style:style style:name="P9" style:family="paragraph" style:parent-style-name="Standard">
      <style:text-properties officeooo:rsid="000ff849" officeooo:paragraph-rsid="00213bb1"/>
    </style:style>
    <style:style style:name="P10" style:family="paragraph" style:parent-style-name="Standard">
      <style:text-properties officeooo:rsid="000ff849" officeooo:paragraph-rsid="00232996"/>
    </style:style>
    <style:style style:name="P11" style:family="paragraph" style:parent-style-name="Standard">
      <style:text-properties officeooo:rsid="000ff849" officeooo:paragraph-rsid="0023b934"/>
    </style:style>
    <style:style style:name="P12" style:family="paragraph" style:parent-style-name="Standard">
      <style:text-properties officeooo:rsid="00120e39" officeooo:paragraph-rsid="00120e39"/>
    </style:style>
    <style:style style:name="P13" style:family="paragraph" style:parent-style-name="Standard">
      <style:text-properties fo:font-weight="normal" officeooo:rsid="000f95b2" officeooo:paragraph-rsid="000f95b2" style:font-weight-asian="normal" style:font-weight-complex="normal"/>
    </style:style>
    <style:style style:name="P14" style:family="paragraph" style:parent-style-name="Standard">
      <style:text-properties fo:font-weight="normal" officeooo:rsid="000ff849" officeooo:paragraph-rsid="000ff849" style:font-weight-asian="normal" style:font-weight-complex="normal"/>
    </style:style>
    <style:style style:name="P15" style:family="paragraph" style:parent-style-name="Standard">
      <style:text-properties fo:font-weight="normal" officeooo:rsid="000ff849" officeooo:paragraph-rsid="0023b934" style:font-weight-asian="normal" style:font-weight-complex="normal"/>
    </style:style>
    <style:style style:name="P16" style:family="paragraph" style:parent-style-name="Standard">
      <style:text-properties fo:font-weight="normal" officeooo:rsid="001f5b00" officeooo:paragraph-rsid="0024b45a" style:font-weight-asian="normal" style:font-weight-complex="normal"/>
    </style:style>
    <style:style style:name="P17" style:family="paragraph" style:parent-style-name="Standard">
      <style:text-properties fo:font-weight="normal" officeooo:rsid="00204a92" officeooo:paragraph-rsid="0024b45a" style:font-weight-asian="normal" style:font-weight-complex="normal"/>
    </style:style>
    <style:style style:name="P18" style:family="paragraph" style:parent-style-name="Standard">
      <style:text-properties fo:font-weight="bold" officeooo:rsid="001f5b00" officeooo:paragraph-rsid="0024b45a" style:font-weight-asian="bold" style:font-weight-complex="bold"/>
    </style:style>
    <style:style style:name="P19" style:family="paragraph" style:parent-style-name="Standard">
      <style:text-properties fo:font-weight="bold" officeooo:rsid="00204a92" officeooo:paragraph-rsid="0024b45a" style:font-weight-asian="bold" style:font-weight-complex="bold"/>
    </style:style>
    <style:style style:name="P20" style:family="paragraph" style:parent-style-name="Standard">
      <style:text-properties fo:font-size="12pt" fo:font-weight="bold" officeooo:rsid="00204a92" officeooo:paragraph-rsid="0024b45a" style:font-weight-asian="bold" style:font-weight-complex="bold"/>
    </style:style>
    <style:style style:name="P21" style:family="paragraph" style:parent-style-name="Standard">
      <style:text-properties fo:font-size="12pt" fo:font-weight="bold" officeooo:rsid="002894ad" officeooo:paragraph-rsid="002894ad" style:font-weight-asian="bold" style:font-weight-complex="bold"/>
    </style:style>
    <style:style style:name="P22" style:family="paragraph" style:parent-style-name="Standard">
      <style:text-properties fo:font-size="12pt" fo:font-weight="bold" officeooo:rsid="00299ba1" officeooo:paragraph-rsid="00299ba1" style:font-weight-asian="bold" style:font-weight-complex="bold"/>
    </style:style>
    <style:style style:name="P23" style:family="paragraph" style:parent-style-name="Standard">
      <style:text-properties fo:font-size="12pt" fo:font-weight="normal" officeooo:rsid="00204a92" officeooo:paragraph-rsid="0024b45a" style:font-weight-asian="normal" style:font-weight-complex="normal"/>
    </style:style>
    <style:style style:name="P24" style:family="paragraph" style:parent-style-name="Standard">
      <style:text-properties fo:font-size="12pt" fo:font-weight="normal" officeooo:rsid="002894ad" officeooo:paragraph-rsid="002894ad" style:font-weight-asian="normal" style:font-weight-complex="normal"/>
    </style:style>
    <style:style style:name="P25" style:family="paragraph" style:parent-style-name="Standard">
      <style:text-properties fo:font-size="12pt" fo:font-weight="bold" officeooo:rsid="002894ad" officeooo:paragraph-rsid="002894ad" style:font-weight-asian="bold" style:font-weight-complex="bold"/>
    </style:style>
    <style:style style:name="P26" style:family="paragraph" style:parent-style-name="Standard">
      <style:text-properties fo:font-size="12pt" fo:font-weight="bold" officeooo:rsid="00299ba1" officeooo:paragraph-rsid="00299ba1" style:font-weight-asian="bold" style:font-weight-complex="bold"/>
    </style:style>
    <style:style style:name="P27" style:family="paragraph" style:parent-style-name="Standard">
      <style:text-properties fo:font-size="12pt" fo:font-weight="bold" officeooo:rsid="002be4a9" officeooo:paragraph-rsid="002be4a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0aaf" style:font-weight-asian="bold" style:font-weight-complex="bold"/>
    </style:style>
    <style:style style:name="T3" style:family="text">
      <style:text-properties fo:font-weight="bold" officeooo:rsid="000aea0f" style:font-weight-asian="bold" style:font-weight-complex="bold"/>
    </style:style>
    <style:style style:name="T4" style:family="text">
      <style:text-properties fo:font-weight="bold" officeooo:rsid="000da9a8" style:font-weight-asian="bold" style:font-weight-complex="bold"/>
    </style:style>
    <style:style style:name="T5" style:family="text">
      <style:text-properties fo:font-weight="bold" officeooo:rsid="0011c858" style:font-weight-asian="bold" style:font-weight-complex="bold"/>
    </style:style>
    <style:style style:name="T6" style:family="text">
      <style:text-properties fo:font-weight="bold" officeooo:rsid="001013f3" style:font-weight-asian="bold" style:font-weight-complex="bold"/>
    </style:style>
    <style:style style:name="T7" style:family="text">
      <style:text-properties fo:font-weight="bold" officeooo:rsid="0015b9ec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officeooo:rsid="0008f706" fo:background-color="#ffff00" loext:char-shading-value="0" style:font-weight-asian="bold" style:font-weight-complex="bold"/>
    </style:style>
    <style:style style:name="T10" style:family="text">
      <style:text-properties fo:font-weight="bold" officeooo:rsid="0019d048" fo:background-color="#ffff00" loext:char-shading-value="0" style:font-weight-asian="bold" style:font-weight-complex="bold"/>
    </style:style>
    <style:style style:name="T11" style:family="text">
      <style:text-properties fo:font-weight="bold" officeooo:rsid="0018c10e" fo:background-color="#ffff00" loext:char-shading-value="0" style:font-weight-asian="bold" style:font-weight-complex="bold"/>
    </style:style>
    <style:style style:name="T12" style:family="text">
      <style:text-properties fo:font-weight="bold" officeooo:rsid="001ee7f0" fo:background-color="#ffff00" loext:char-shading-value="0" style:font-weight-asian="bold" style:font-weight-complex="bold"/>
    </style:style>
    <style:style style:name="T13" style:family="text">
      <style:text-properties fo:font-weight="bold" officeooo:rsid="0020b035" fo:background-color="#ffff00" loext:char-shading-value="0" style:font-weight-asian="bold" style:font-weight-complex="bold"/>
    </style:style>
    <style:style style:name="T14" style:family="text">
      <style:text-properties fo:font-weight="bold" officeooo:rsid="00213bb1" fo:background-color="#ffff00" loext:char-shading-value="0" style:font-weight-asian="bold" style:font-weight-complex="bold"/>
    </style:style>
    <style:style style:name="T15" style:family="text">
      <style:text-properties fo:font-weight="bold" officeooo:rsid="00232996" fo:background-color="#ffff00" loext:char-shading-value="0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RB</text:span>…” Serve pra executar código em ruby sem ter um aquivo salvo”</text:p>
      <text:p text:style-name="P1"/>
      <text:p text:style-name="P2">Tipos de dados</text:p>
      <text:p text:style-name="P2"/>
      <text:p text:style-name="P2"><text:span text:style-name="T1">Integer “</text:span><text:span text:style-name="T3">Números inteiros</text:span><text:span text:style-name="T1">”: </text:span>Como na matemática, inteiro é o tipo de dado que representa o conjunto de números positivos, negativos é 0. <text:span text:style-name="T8">“</text:span><text:span text:style-name="T11">int = <text:s/>50</text:span><text:span text:style-name="T8">” </text:span><text:span text:style-name="T11">perguntar classe</text:span><text:span text:style-name="T8"> </text:span><text:span text:style-name="T11">resultado int.class”</text:span></text:p>
      <text:p text:style-name="P2"/>
      <text:p text:style-name="P2"/>
      <text:p text:style-name="P4"><text:span text:style-name="T1">Float</text:span> <text:span text:style-name="T1">“</text:span><text:span text:style-name="T3">Números </text:span><text:span text:style-name="T4">não </text:span><text:span text:style-name="T3">inteiros</text:span><text:span text:style-name="T1">”</text:span>: Tipo que representa os <text:span text:style-name="T1">números reais inexatos “</text:span><text:span text:style-name="T2">1.1</text:span><text:span text:style-name="T1">”</text:span><text:span text:style-name="T2">10.9</text:span><text:span text:style-name="T1">”</text:span>. De forma abreviada, são números decimais, números que contêm ponto flutuante.<text:span text:style-name="T17"> </text:span><text:span text:style-name="T8">“</text:span><text:span text:style-name="T11">int = <text:s/>50.</text:span><text:span text:style-name="T10">1</text:span><text:span text:style-name="T8">” </text:span><text:span text:style-name="T11">perguntar classe</text:span><text:span text:style-name="T8"> </text:span><text:span text:style-name="T11">resultado int.class”</text:span></text:p>
      <text:p text:style-name="P3"/>
      <text:p text:style-name="P5"><text:span text:style-name="T1">Boolean</text:span>: Tipo de dado usado para <text:span text:style-name="T1">informar a veracidade </text:span><text:span text:style-name="T16">de algo. Possui apenas dois estados, sendo eles </text:span><text:span text:style-name="T1">True “verdadeiro”</text:span><text:span text:style-name="T16"> que é uma instância da classe TrueClass e </text:span><text:span text:style-name="T1">False “Falso” </text:span><text:span text:style-name="T16">que é uma instância da classe FalseClass. </text:span><text:span text:style-name="T9">“</text:span><text:span text:style-name="T10">boo=true</text:span><text:span text:style-name="T9">” </text:span><text:span text:style-name="T11">perguntar classe</text:span><text:span text:style-name="T9"> </text:span><text:span text:style-name="T11">resultado </text:span><text:span text:style-name="T10">boo.class</text:span><text:span text:style-name="T11">” </text:span><text:span text:style-name="T9">“</text:span><text:span text:style-name="T10">boo=false</text:span><text:span text:style-name="T9">” </text:span><text:span text:style-name="T11">perguntar classe</text:span><text:span text:style-name="T9"> </text:span><text:span text:style-name="T11">resultado </text:span><text:span text:style-name="T10">boo.class</text:span><text:span text:style-name="T11">”</text:span></text:p>
      <text:p text:style-name="P13"/>
      <text:p text:style-name="P6"><text:span text:style-name="T1">String</text:span><text:span text:style-name="T16">: Tipo que representa um </text:span><text:span text:style-name="T1">texto</text:span><text:span text:style-name="T16">. Um conjunto de letras, símbolos ou números. Pode ser definido de várias formas, porém, as mais comuns são dentro de aspas simples ou duplas.</text:span><text:span text:style-name="T9">“</text:span><text:span text:style-name="T12">string</text:span><text:span text:style-name="T10">=”</text:span><text:span text:style-name="T12">Digite o texto</text:span><text:span text:style-name="T9">” </text:span><text:span text:style-name="T11">perguntar classe</text:span><text:span text:style-name="T9"> </text:span><text:span text:style-name="T11">resultado </text:span><text:span text:style-name="T12">string</text:span><text:span text:style-name="T10">.class</text:span><text:span text:style-name="T11">”.</text:span></text:p>
      <text:p text:style-name="P13"/>
      <text:p text:style-name="P7"><text:span text:style-name="T1">Array</text:span><text:span text:style-name="T16">: Um tipo que nos permite armazenar uma </text:span><text:span text:style-name="T1">lista ordenada </text:span><text:span text:style-name="T16">de dados em um único objeto. </text:span></text:p>
      <text:p text:style-name="P8"><text:span text:style-name="T16">Para definir um array você deve utilizar colchetes. </text:span><text:span text:style-name="T6">EXEMPLO DE CONJUNTO DE DADOS COM VARIÁVEIS ASSOCIADAS </text:span><text:span text:style-name="T1">“</text:span><text:span text:style-name="T6">ABC</text:span><text:span text:style-name="T1">” “</text:span><text:span text:style-name="T6">123</text:span><text:span text:style-name="T1">”. -- </text:span><text:span text:style-name="T7">Pra pegar primeiro valor de Array é sempre “0” e não “1”. </text:span><text:span text:style-name="T9">“array = ['possition_0', 'possition_1','possition_2']</text:span><text:span text:style-name="T13">’</text:span><text:span text:style-name="T9"> </text:span><text:span text:style-name="T11">perguntar classe</text:span><text:span text:style-name="T9"> </text:span><text:span text:style-name="T11">resultado </text:span><text:span text:style-name="T13">array[diginte o número]’ array.class</text:span><text:span text:style-name="T11">” .</text:span></text:p>
      <text:p text:style-name="P14"/>
      <text:p text:style-name="P9"><text:span text:style-name="T1">Symbol</text:span><text:span text:style-name="T16">: Símbolo é um tipo de dado semelhante a </text:span><text:span text:style-name="T1">String</text:span><text:span text:style-name="T16">, com a diferença de que ele é um </text:span><text:span text:style-name="T1">objeto imutável “</text:span><text:span text:style-name="T5">Eles nunca mudam</text:span><text:span text:style-name="T1">”. Duas strings idênticas podem ser objetos diferentes, </text:span><text:span text:style-name="T16">más um simbolo é apenas um objeto, </text:span><text:span text:style-name="T1">ocupando sempre o mesmo espaço na memória. </text:span><text:span text:style-name="T16">Um símbolo sempre é definido começando com dois pontos: seguindo do nome. </text:span><text:span text:style-name="T7"><text:s/></text:span><text:span text:style-name="T9">“</text:span><text:span text:style-name="T14">Symbol</text:span><text:span text:style-name="T9"> =:</text:span><text:span text:style-name="T14">ruby_symbol</text:span><text:span text:style-name="T13">’</text:span><text:span text:style-name="T9"> </text:span><text:span text:style-name="T11">perguntar classe</text:span><text:span text:style-name="T9"> </text:span><text:span text:style-name="T11">resultado </text:span><text:span text:style-name="T14">Symbol</text:span><text:span text:style-name="T13">.class</text:span><text:span text:style-name="T11">”.</text:span></text:p>
      <text:p text:style-name="P14"/>
      <text:p text:style-name="P14"/>
      <text:p text:style-name="P10"><text:span text:style-name="T1">Hash</text:span><text:span text:style-name="T16">: Tipo que representa uma </text:span><text:span text:style-name="T1">coleção de dados organizados por chaves únicas e seus respectivos valores.</text:span><text:span text:style-name="T16"> Enquanto arrays são definidos com colchetes, hashes são definidos com chaves “{}”. </text:span><text:span text:style-name="T9">“</text:span><text:span text:style-name="T14"> hash={course:'Daniel', Language: 'pt-Br', Locale: 'Belo Horizonte'}</text:span><text:span text:style-name="T13">’</text:span><text:span text:style-name="T9"> </text:span><text:span text:style-name="T11">perguntar classe</text:span><text:span text:style-name="T9"> </text:span><text:span text:style-name="T11">resultado.”</text:span><text:span text:style-name="T15">hash[local onde chamar”couser ,será exibido próximo nome da frente ”]</text:span><text:span text:style-name="T11">” </text:span><text:span text:style-name="T15">hash</text:span><text:span text:style-name="T13">.class</text:span><text:span text:style-name="T11">”.</text:span></text:p>
      <text:p text:style-name="P14"/>
      <text:p text:style-name="P12"><text:span text:style-name="T1">Tipagem dinâmica:</text:span><text:span text:style-name="T16"> No ruby não é preciso definir o tipo de dado antes de atribuir um valor à uma variável. O tipo é dinâmico, ou seja, ele é definido de acordo com o dado atribuído.</text:span></text:p>
      <text:p text:style-name="P11"><text:span text:style-name="T16"><text:s/></text:span><text:span text:style-name="T9">“</text:span><text:span text:style-name="T14"> hash={course:'Daniel', Language: 'pt-Br', Locale: 'Belo Horizonte'}</text:span><text:span text:style-name="T13">’</text:span><text:span text:style-name="T9"> </text:span><text:span text:style-name="T11">perguntar classe</text:span><text:span text:style-name="T9"> </text:span><text:span text:style-name="T11">resultado.”</text:span><text:span text:style-name="T15">hash[local onde chamar”couser ,será exibido próximo nome da frente ”]</text:span><text:span text:style-name="T11">” </text:span><text:span text:style-name="T15">hash</text:span><text:span text:style-name="T13">.class</text:span><text:span text:style-name="T11">”.</text:span></text:p>
      <text:p text:style-name="P15"/>
      <text:p text:style-name="P18">Estruturas de controle:<text:span text:style-name="T16"> Tratam-se de códigos que escrevemos em nossos programas para analisar dados e decidir qual caminho seguir. Divide-se em dois tipos: </text:span>Condicional e Iteração.</text:p>
      <text:p text:style-name="P16"/>
      <text:p text:style-name="P18">Condicional:<text:span text:style-name="T16">Tipo de estrutura de controle que executa um trecho de código dependendo do resultado de uma condição.</text:span></text:p>
      <text:p text:style-name="P16"/>
      <text:p text:style-name="P18"><text:soft-page-break/>If:<text:span text:style-name="T16">Expressão que verifica se uma condição é </text:span>verdadeira (true)<text:span text:style-name="T16">, e a partir deste resultado determina se as instruções dentro de seu corpo serão ou não executadas.</text:span></text:p>
      <text:p text:style-name="P16"/>
      <text:p text:style-name="P18">Else:<text:span text:style-name="T16"> Informa o que fazer quando a verificação de uma condição if for </text:span>falsa<text:span text:style-name="T16">.</text:span></text:p>
      <text:p text:style-name="P16"/>
      <text:p text:style-name="P18">Elsif: <text:span text:style-name="T16">Utilizando quando há a necessidade de verificar mais de uma condição em um if.</text:span></text:p>
      <text:p text:style-name="P16"/>
      <text:p text:style-name="P19">Unless: <text:span text:style-name="T16">Enquanto o if é executado quando sua condição é verdadeira, o unless ocorre de forma contrária. É executado apenas quando a condição é falsa.</text:span></text:p>
      <text:p text:style-name="P17"/>
      <text:p text:style-name="P20">Case: <text:span text:style-name="T16">Instrução muito parecida com o if. Ele se enquadra muito bem a situações com diversas condições;</text:span></text:p>
      <text:p text:style-name="P23"/>
      <text:p text:style-name="P21">Iteração: <text:span text:style-name="T16">Tipo de estrutura de controle que gerencia quantas vezes um trecho de código serpa executado.</text:span></text:p>
      <text:p text:style-name="P21"><text:span text:style-name="T16"/></text:p>
      <text:p text:style-name="P21"><text:span text:style-name="T16">A seguir, veja as instruções de iteração </text:span>For, While, Times, Do/While.</text:p>
      <text:p text:style-name="P24"/>
      <text:p text:style-name="P22">For: Usado para percorrer uma coleção de elementos. </text:p>
      <text:p text:style-name="P22">While:<text:span text:style-name="T16"> Instrução que repete um bloco de código enquanto sua condição é verdadeira.</text:span></text:p>
      <text:p text:style-name="P22">Times: <text:span text:style-name="T16">Executa uma repetição por um determinado número de vezes.</text:span></text:p>
      <text:p text:style-name="P22">Do/While – Loop:<text:span text:style-name="T16"> Ele cria um laço de repetição que só é parado quando uma instrução break for verdadeira.</text:span></text:p>
      <text:p text:style-name="P22"><text:span text:style-name="T16"/></text:p>
      <text:p text:style-name="P27"><text:span text:style-name="T16">Puts “Imprimir um texto”</text:span></text:p>
      <text:p text:style-name="P27"><text:span text:style-name="T16">gets.chomp.to_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19:59:22.747104698</meta:creation-date>
    <dc:date>2024-01-14T22:13:23.806654928</dc:date>
    <meta:editing-duration>PT3H14M20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601" meta:character-count="3937" meta:non-whitespace-character-count="3356"/>
  </office:meta>
</office:document-meta>
</file>